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12.45cm" fo:min-width="12.2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vertical-align="middle" fo:min-height="12.4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middle" fo:min-height="8.6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fo:min-height="8.64cm"/>
      <style:paragraph-properties style:writing-mode="lr-tb"/>
    </style:style>
    <style:style style:name="P1" style:family="paragraph">
      <loext:graphic-properties draw:fill-color="#666666"/>
      <style:paragraph-properties fo:text-align="center"/>
      <style:text-properties fo:color="#ffffff" loext:opacity="100%" style:font-name="Academy Engraved LET" fo:font-size="96pt" fo:font-style="italic" style:text-underline-style="none" fo:font-weight="normal" style:font-size-asian="96pt" style:font-style-asian="italic" style:font-weight-asian="normal" style:font-size-complex="96pt" style:font-style-complex="italic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256pt" fo:font-style="italic" fo:font-weight="normal" style:font-size-asian="256pt" style:font-style-asian="italic" style:font-weight-asian="normal" style:font-size-complex="256pt" style:font-style-complex="italic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56pt" fo:font-style="italic" fo:font-weight="normal" style:font-size-asian="256pt" style:font-style-asian="italic" style:font-weight-asian="normal" style:font-size-complex="256pt" style:font-style-complex="italic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loext:opacity="100%" style:font-name="Academy Engraved LET" fo:font-size="256pt" fo:font-style="italic" style:text-underline-style="none" fo:font-weight="normal" style:font-size-asian="256pt" style:font-style-asian="italic" style:font-weight-asian="normal" style:font-size-complex="256pt" style:font-style-complex="italic" style:font-weight-complex="normal"/>
    </style:style>
    <style:style style:name="T2" style:family="text">
      <style:text-properties fo:color="#ffffff" loext:opacity="100%" style:font-name="Academy Engraved LET" fo:font-size="96pt" fo:font-style="italic" style:text-underline-style="none" fo:font-weight="normal" style:font-size-asian="96pt" style:font-style-asian="italic" style:font-weight-asian="normal" style:font-size-complex="9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0cm" svg:y="0cm">
          <text:p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853cm" svg:height="12.7cm" svg:x="-0.483cm" svg:y="1.635cm">
          <draw:text-box>
            <text:p text:style-name="P2"><text:span text:style-name="T1">V</text:span></text:p>
          </draw:text-box>
        </draw:frame>
        <draw:frame draw:style-name="gr3" draw:text-style-name="P5" draw:layer="layout" svg:width="4.128cm" svg:height="8.89cm" svg:x="1.518cm" svg:y="3.252cm">
          <draw:text-box>
            <text:p text:style-name="P4"><text:span text:style-name="T2">re</text:span></text:p>
          </draw:text-box>
        </draw:frame>
        <draw:frame draw:style-name="gr4" draw:text-style-name="P7" draw:layer="layout" svg:width="3.81cm" svg:height="8.89cm" svg:x="6.916cm" svg:y="3.152cm">
          <draw:text-box>
            <text:p text:style-name="P6"><text:span text:style-name="T2">o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cademy Engraved LET" svg:font-family="'Academy Engraved LET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28T11:11:58.287093728</meta:creation-date>
    <dc:date>2022-01-28T11:24:47.120930811</dc:date>
    <meta:editing-duration>PT1M29S</meta:editing-duration>
    <meta:editing-cycles>1</meta:editing-cycles>
    <meta:document-statistic meta:object-count="4"/>
    <meta:generator>LibreOffice/7.2.4.1$MacOSX_AARCH64 LibreOffice_project/27d75539669ac387bb498e35313b970b7fe9c4f9</meta:generator>
  </office:meta>
</office:document-meta>
</file>